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numpy as np</text:p>
      <text:p text:style-name="Standard">import matplotlib.pyplot as plt</text:p>
      <text:p text:style-name="Standard"/>
      <text:p text:style-name="Standard"># Simulate fractal patterns for lightning and wave propagation for thunder</text:p>
      <text:p text:style-name="Standard"/>
      <text:p text:style-name="Standard"># 1. Lightning: Fractal branching structure using recursion</text:p>
      <text:p text:style-name="Standard">def lightning_branch(start, length, angle, depth):</text:p>
      <text:p text:style-name="Standard"><text:s text:c="4"/>if depth == 0:</text:p>
      <text:p text:style-name="Standard"><text:s text:c="8"/>return [start]</text:p>
      <text:p text:style-name="Standard"><text:s text:c="4"/>x, y = start</text:p>
      <text:p text:style-name="Standard"><text:s text:c="4"/>end1 = (x + length * np.cos(angle), y + length * np.sin(angle))</text:p>
      <text:p text:style-name="Standard"><text:s text:c="4"/>end2 = (x + length * np.cos(angle + np.pi / 6), y + length * np.sin(angle + np.pi / 6))</text:p>
      <text:p text:style-name="Standard"><text:s text:c="4"/>return [start] + lightning_branch(end1, length * 0.7, angle - np.pi / 12, depth - 1) + \</text:p>
      <text:p text:style-name="Standard"><text:s text:c="11"/>lightning_branch(end2, length * 0.7, angle + np.pi / 12, depth - 1)</text:p>
      <text:p text:style-name="Standard"/>
      <text:p text:style-name="Standard"># Generate lightning fractal</text:p>
      <text:p text:style-name="Standard">lightning_pattern = lightning_branch((0, 0), length=1, angle=-np.pi / 2, depth=6)</text:p>
      <text:p text:style-name="Standard"/>
      <text:p text:style-name="Standard"># 2. Thunder: Spherical wave propagation using harmonic oscillations</text:p>
      <text:p text:style-name="Standard">theta = np.linspace(0, 2 * np.pi, 500)</text:p>
      <text:p text:style-name="Standard">wave_amplitudes = [np.sin(2 * np.pi * freq * theta) for freq in range(1, 5)]</text:p>
      <text:p text:style-name="Standard"/>
      <text:p text:style-name="Standard"># Plot Lightning and Thunder</text:p>
      <text:p text:style-name="Standard">fig, axes = plt.subplots(1, 2, figsize=(14, 6))</text:p>
      <text:p text:style-name="Standard"/>
      <text:p text:style-name="Standard"># Lightning fractal visualization</text:p>
      <text:p text:style-name="Standard">for i in range(len(lightning_pattern) - 1):</text:p>
      <text:p text:style-name="Standard"><text:s text:c="4"/>x1, y1 = lightning_pattern[i]</text:p>
      <text:p text:style-name="Standard"><text:s text:c="4"/>x2, y2 = lightning_pattern[i + 1]</text:p>
      <text:p text:style-name="Standard"><text:s text:c="4"/>axes[0].plot([x1, x2], [y1, y2], color='blue', lw=1)</text:p>
      <text:p text:style-name="Standard">axes[0].set_title("Fractal Lightning Pattern", fontsize=14)</text:p>
      <text:p text:style-name="Standard">axes[0].set_aspect('equal')</text:p>
      <text:p text:style-name="Standard">axes[0].grid(True)</text:p>
      <text:p text:style-name="Standard"/>
      <text:p text:style-name="Standard"># Thunder wave propagation visualization</text:p>
      <text:p text:style-name="Standard">for i, wave in enumerate(wave_amplitudes):</text:p>
      <text:p text:style-name="Standard"><text:s text:c="4"/>axes[1].plot(theta, wave + i, label=f'Freq {i+1}')</text:p>
      <text:p text:style-name="Standard">axes[1].set_title("Thunder: Harmonic Wave Propagation", fontsize=14)</text:p>
      <text:p text:style-name="Standard">axes[1].set_xlabel("Angle (Radians)")</text:p>
      <text:p text:style-name="Standard">axes[1].set_ylabel("Amplitude")</text:p>
      <text:p text:style-name="Standard">axes[1].legend()</text:p>
      <text:p text:style-name="Standard">axes[1].grid(True)</text:p>
      <text:p text:style-name="Standard"/>
      <text:p text:style-name="Standard">plt.tight_layout()</text:p>
      <text:p text:style-name="Standard">plt.show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2:18:32.127308459</meta:creation-date>
    <dc:date>2025-01-18T12:48:48.526789795</dc:date>
    <meta:editing-duration>PT30M17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37" meta:word-count="218" meta:character-count="1622" meta:non-whitespace-character-count="1386"/>
  </office:meta>
</office:document-meta>
</file>